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14.342cm"/>
    </style:style>
    <style:style style:name="co5" style:family="table-column">
      <style:table-column-properties fo:break-before="auto" style:column-width="1.898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ouser Price/Stock</text:p>
          </table:table-cell>
          <table:table-cell table:style-name="ce1" office:value-type="string" calcext:value-type="string">
            <text:p>Datasheet Link</text:p>
          </table:table-cell>
        </table:table-row>
        <table:table-row table:style-name="ro1">
          <table:table-cell table:style-name="ce2" office:value-type="string" calcext:value-type="string">
            <text:p>C1, C5</text:p>
          </table:table-cell>
          <table:table-cell table:style-name="ce2" office:value-type="string" calcext:value-type="string">
            <text:p>100 uF</text:p>
          </table:table-cell>
          <table:table-cell table:style-name="ce2" office:value-type="string" calcext:value-type="string">
            <text:p>EEH-ZA1V101P</text:p>
          </table:table-cell>
          <table:table-cell table:style-name="ce2" office:value-type="string" calcext:value-type="string">
            <text:p>Aluminium Organic Polymer Capacitors 35VDC 100uF 20% AEC-Q20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Panasonic/EEH-ZA1V101P?qs=sGAEpiMZZMvwFf0viD3Y3a3yb5D6sPUgQ6Q%252BT2xzDvzCb9%252BaM%252B4sJw%3D%3D</text:p>
          </table:table-cell>
          <table:table-cell table:style-name="ce2" office:value-type="string" calcext:value-type="string">
            <text:p>https://eu.mouser.com/datasheet/2/315/ABA0000C1221-1280637.pdf</text:p>
          </table:table-cell>
        </table:table-row>
        <table:table-row table:style-name="ro1">
          <table:table-cell table:style-name="ce3" office:value-type="string" calcext:value-type="string">
            <text:p>C2, C4, C6, C7, C8, C9, C10, C13, C14, C28, C30, C32, C35, C37, C38, C41, C46, C50, C53, C55</text:p>
          </table:table-cell>
          <table:table-cell table:style-name="ce3" office:value-type="string" calcext:value-type="string">
            <text:p>0.1 uF</text:p>
          </table:table-cell>
          <table:table-cell table:style-name="ce3" office:value-type="string" calcext:value-type="string">
            <text:p>CL21B104KBCNNWC</text:p>
          </table:table-cell>
          <table:table-cell table:style-name="ce3" office:value-type="string" calcext:value-type="string">
            <text:p>Multilayer Ceramic Capacitors MLCC - SMD/SMT 100nF+/-10% 50V X7R 0805</text:p>
          </table:table-cell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>
            <text:p>https://eu.mouser.com/ProductDetail/Samsung-Electro-Mechanics/CL21B104KBCNNWC?qs=yOVawPpwOwlu2UTVxWhmlw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3, C26</text:p>
          </table:table-cell>
          <table:table-cell table:style-name="ce3" office:value-type="string" calcext:value-type="string">
            <text:p>10 uF</text:p>
          </table:table-cell>
          <table:table-cell table:style-name="ce3" office:value-type="string" calcext:value-type="string">
            <text:p>GRM21BR6YA106KE43K</text:p>
          </table:table-cell>
          <table:table-cell table:style-name="ce3" office:value-type="string" calcext:value-type="string">
            <text:p>Multilayer Ceramic Capacitors MLCC - SMD/SMT 10 uF 35 VDC 10% 0805 X5R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Murata-Electronics/GRM21BR6YA106KE43K?qs=QzBtWTOodeW8NrklCAafzg%3D%3D</text:p>
          </table:table-cell>
          <table:table-cell table:style-name="ce3" office:value-type="string" calcext:value-type="string">
            <text:p>https://eu.mouser.com/datasheet/2/281/1/GRM21BR6YA106KE43_01A-1986981.pdf</text:p>
          </table:table-cell>
        </table:table-row>
        <table:table-row table:style-name="ro1">
          <table:table-cell table:style-name="ce3" office:value-type="string" calcext:value-type="string">
            <text:p>C11, C40, C42</text:p>
          </table:table-cell>
          <table:table-cell table:style-name="ce3" office:value-type="string" calcext:value-type="string">
            <text:p>0.01 uF</text:p>
          </table:table-cell>
          <table:table-cell table:style-name="ce3" office:value-type="string" calcext:value-type="string">
            <text:p>CL21B103KBANNNL</text:p>
          </table:table-cell>
          <table:table-cell table:style-name="ce3" office:value-type="string" calcext:value-type="string">
            <text:p>Multilayer Ceramic Capacitors MLCC - SMD/SMT 10nF+/-10% 50V X7R 2 080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Samsung-Electro-Mechanics/CL21B103KBANNNL?qs=sGAEpiMZZMvsSlwiRhF8qtsGU%2FCnaNeQUbGZYi74bLm5gwqVLR8V4A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0.022 uF</text:p>
          </table:table-cell>
          <table:table-cell table:style-name="ce3" office:value-type="string" calcext:value-type="string">
            <text:p>CL21B223KBANNND</text:p>
          </table:table-cell>
          <table:table-cell table:style-name="ce3" office:value-type="string" calcext:value-type="string">
            <text:p>Multilayer Ceramic Capacitors MLCC - SMD/SMT 22nF+/-10% 50V X7R 2 0805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Samsung-Electro-Mechanics/CL21B223KBANNND?qs=sGAEpiMZZMvsSlwiRhF8qlxW52pIu5FNS13PGP1GZqY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0.033 uF</text:p>
          </table:table-cell>
          <table:table-cell table:style-name="ce3" office:value-type="string" calcext:value-type="string">
            <text:p>C0805C333K5RAC</text:p>
          </table:table-cell>
          <table:table-cell table:style-name="ce3" office:value-type="string" calcext:value-type="string">
            <text:p>Multilayer Ceramic Capacitors MLCC - SMD/SMT 50V 0.033uF X7R 0805 10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KEMET/C0805C333K5RAC?qs=sGAEpiMZZMvsSlwiRhF8qtpM02mjhsWZUP8GnSbnH5w%3D</text:p>
          </table:table-cell>
          <table:table-cell table:style-name="ce3" office:value-type="string" calcext:value-type="string">
            <text:p>https://eu.mouser.com/datasheet/2/447/KEM_C1002_X7R_SMD-3316098.pdf</text:p>
          </table:table-cell>
        </table:table-row>
        <table:table-row table:style-name="ro1">
          <table:table-cell table:style-name="ce3" office:value-type="string" calcext:value-type="string">
            <text:p>C27, C29, C47, C48, C49, C51</text:p>
          </table:table-cell>
          <table:table-cell table:style-name="ce3" office:value-type="string" calcext:value-type="string">
            <text:p>22 uF</text:p>
          </table:table-cell>
          <table:table-cell table:style-name="ce3" office:value-type="string" calcext:value-type="string">
            <text:p>C3216X5R1V226M160AC</text:p>
          </table:table-cell>
          <table:table-cell table:style-name="ce3" office:value-type="string" calcext:value-type="string">
            <text:p>Multilayer Ceramic Capacitors MLCC - SMD/SMT 1206 35V 22uF X5R 20% T: 1.6mm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https://eu.mouser.com/ProductDetail/TDK/C3216X5R1V226M160AC?qs=NRhsANhppD8TwN31eZ1xGQ%3D%3D</text:p>
          </table:table-cell>
          <table:table-cell table:style-name="ce3" office:value-type="string" calcext:value-type="string">
            <text:p>https://product.tdk.com/system/files/dam/doc/product/capacitor/ceramic/mlcc/catalog/mlcc_commercial_general_en.pdf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33uF</text:p>
          </table:table-cell>
          <table:table-cell table:style-name="ce3" office:value-type="string" calcext:value-type="string">
            <text:p>CC0805KKX7R8BB334</text:p>
          </table:table-cell>
          <table:table-cell table:style-name="ce3" office:value-type="string" calcext:value-type="string">
            <text:p>Multilayer Ceramic Capacitors MLCC - SMD/SMT 25V 0.33uF X7R 0805 10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KKX7R8BB334?qs=sGAEpiMZZMvsSlwiRhF8qhv%252BGHtcCd98Tol7cGM2QGw%3D</text:p>
          </table:table-cell>
          <table:table-cell table:style-name="ce3" office:value-type="string" calcext:value-type="string">
            <text:p>https://eu.mouser.com/datasheet/2/447/UPY_GPHC_X7R_6_3V_to_250V_23-3084653.pdf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47 uF</text:p>
          </table:table-cell>
          <table:table-cell table:style-name="ce3" office:value-type="string" calcext:value-type="string">
            <text:p>GRM21BR61A476ME15K</text:p>
          </table:table-cell>
          <table:table-cell table:style-name="ce3" office:value-type="string" calcext:value-type="string">
            <text:p>Multilayer Ceramic Capacitors MLCC - SMD/SMT 47 uF 10 VDC 20% 0805 X5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Murata-Electronics/GRM21BR61A476ME15K?qs=sGAEpiMZZMvsSlwiRhF8qtKev7nvVKumdokzOmlxZZTbnZpuci0nOw%3D%3D</text:p>
          </table:table-cell>
          <table:table-cell table:style-name="ce3" office:value-type="string" calcext:value-type="string">
            <text:p>https://eu.mouser.com/datasheet/2/281/1/GRM21BR61A476ME15_01A-1986931.pdf</text:p>
          </table:table-cell>
        </table:table-row>
        <table:table-row table:style-name="ro1">
          <table:table-cell table:style-name="ce3" office:value-type="string" calcext:value-type="string">
            <text:p>C34, C36, C45</text:p>
          </table:table-cell>
          <table:table-cell table:style-name="ce3" office:value-type="string" calcext:value-type="string">
            <text:p>4.7 uF</text:p>
          </table:table-cell>
          <table:table-cell table:style-name="ce3" office:value-type="string" calcext:value-type="string">
            <text:p>CL21A475KAQNNNF</text:p>
          </table:table-cell>
          <table:table-cell table:style-name="ce3" office:value-type="string" calcext:value-type="string">
            <text:p>Multilayer Ceramic Capacitors MLCC - SMD/SMT 4.7uF+/-10% 25V X5R 080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Samsung-Electro-Mechanics/CL21A475KAQNNNF?qs=sGAEpiMZZMvsSlwiRhF8qtsGU%2FCnaNeQ9%2FtqxdEQLsBh1lK0%252BjEvRQ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39, C43</text:p>
          </table:table-cell>
          <table:table-cell table:style-name="ce3" office:value-type="string" calcext:value-type="string">
            <text:p>1 uF</text:p>
          </table:table-cell>
          <table:table-cell table:style-name="ce3" office:value-type="string" calcext:value-type="string">
            <text:p>CL21B105KAFNFNE</text:p>
          </table:table-cell>
          <table:table-cell table:style-name="ce3" office:value-type="string" calcext:value-type="string">
            <text:p>Multilayer Ceramic Capacitors MLCC - SMD/SMT 1uF+/-10% 25V X7R 20 080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Samsung-Electro-Mechanics/CL21B105KAFNFNE?qs=%252B6g0mu59x7LIqMOGGtEcpA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44</text:p>
          </table:table-cell>
          <table:table-cell table:style-name="ce3" office:value-type="string" calcext:value-type="string">
            <text:p>5 pF</text:p>
          </table:table-cell>
          <table:table-cell table:style-name="ce3" office:value-type="string" calcext:value-type="string">
            <text:p>CC0805CRNPO9BN5R0</text:p>
          </table:table-cell>
          <table:table-cell table:style-name="ce3" office:value-type="string" calcext:value-type="string">
            <text:p>Multilayer Ceramic Capacitors MLCC - SMD/SMT 50V 5pF C0G 0805 Tol 0.25pF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CRNPO9BN5R0?qs=57cj7OiSijm1o7wMqGKW1g%3D%3D</text:p>
          </table:table-cell>
          <table:table-cell table:style-name="ce3" office:value-type="string" calcext:value-type="string">
            <text:p>https://eu.mouser.com/datasheet/2/447/UPY_NP0X5R_01005_4V_to_25V_V10-3003057.pdf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5750X7R1V476M230KC</text:p>
          </table:table-cell>
          <table:table-cell table:style-name="ce2" office:value-type="string" calcext:value-type="string">
            <text:p>Multilayer Ceramic Capacitors MLCC - SMD/SMT 2220 35VDC 47uF 20% X7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DK/C5750X7R1V476M230KC?qs=rSMjJ%252B1ewcSIfs95ZgB3Sw%3D%3D</text:p>
          </table:table-cell>
          <table:table-cell table:style-name="ce2" office:value-type="string" calcext:value-type="string">
            <text:p>https://product.tdk.com/system/files/dam/doc/product/capacitor/ceramic/mlcc/catalog/mlcc_commercial_general_en.pdf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680pF</text:p>
          </table:table-cell>
          <table:table-cell table:style-name="ce2" office:value-type="string" calcext:value-type="string">
            <text:p>CC0805JRNPO9BN681</text:p>
          </table:table-cell>
          <table:table-cell table:style-name="ce2" office:value-type="string" calcext:value-type="string">
            <text:p>Multilayer Ceramic Capacitors MLCC - SMD/SMT 50 V 680pF C0G 0805 5%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YAGEO/CC0805JRNPO9BN681?qs=AgBp2OyFlx9ovATSZcyCAw%3D%3D</text:p>
          </table:table-cell>
          <table:table-cell table:style-name="ce2" office:value-type="string" calcext:value-type="string">
            <text:p>https://eu.mouser.com/datasheet/2/447/UPY_GP_NP0_16V_to_50V_18-1730511.pdf</text:p>
          </table:table-cell>
        </table:table-row>
        <table:table-row table:style-name="ro1">
          <table:table-cell table:style-name="ce3" office:value-type="string" calcext:value-type="string">
            <text:p>C56</text:p>
          </table:table-cell>
          <table:table-cell table:style-name="ce3" office:value-type="string" calcext:value-type="string">
            <text:p>10 pF</text:p>
          </table:table-cell>
          <table:table-cell table:style-name="ce3" office:value-type="string" calcext:value-type="string">
            <text:p>CC0805JRNPO9BN100</text:p>
          </table:table-cell>
          <table:table-cell table:style-name="ce3" office:value-type="string" calcext:value-type="string">
            <text:p>Multilayer Ceramic Capacitors MLCC - SMD/SMT 50 V 10 pF C0G 0805 5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JRNPO9BN100?qs=DBlb8Oi07mYgwCvOiwRYAw%3D%3D</text:p>
          </table:table-cell>
          <table:table-cell table:style-name="ce3" office:value-type="string" calcext:value-type="string">
            <text:p>https://eu.mouser.com/datasheet/2/447/UPY_GP_NP0_16V_to_50V_18-1730511.pdf</text:p>
          </table:table-cell>
        </table:table-row>
        <table:table-row table:style-name="ro1">
          <table:table-cell table:style-name="ce3" office:value-type="string" calcext:value-type="string">
            <text:p>DA1</text:p>
          </table:table-cell>
          <table:table-cell table:style-name="ce3"/>
          <table:table-cell table:style-name="ce3" office:value-type="string" calcext:value-type="string">
            <text:p>LM338T</text:p>
          </table:table-cell>
          <table:table-cell table:style-name="ce3" office:value-type="string" calcext:value-type="string">
            <text:p>Linear Voltage Regulators 5 AMP ADJUSTABLE REG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LM338T-NOPB?qs=X1J7HmVL2ZENaH7%2FMvkSlw%3D%3D</text:p>
          </table:table-cell>
          <table:table-cell table:style-name="ce3" office:value-type="string" calcext:value-type="string">
            <text:p>https://www.ti.com/lit/ds/symlink/lm138.pdf?ts=1704385927498&amp;ref_url=https%253A%252F%252Feu.mouser.com%252F</text:p>
          </table:table-cell>
        </table:table-row>
        <table:table-row table:style-name="ro1">
          <table:table-cell table:style-name="ce3" office:value-type="string" calcext:value-type="string">
            <text:p>DA2</text:p>
          </table:table-cell>
          <table:table-cell table:style-name="ce3"/>
          <table:table-cell table:style-name="ce3" office:value-type="string" calcext:value-type="string">
            <text:p>LM258DRG4</text:p>
          </table:table-cell>
          <table:table-cell table:style-name="ce3" office:value-type="string" calcext:value-type="string">
            <text:p>Operational Amplifiers - Op Amps Dual Operational Amplifie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LM258DRG4?qs=VBduBm9rCJSSuHFL4rPBDA%3D%3D</text:p>
          </table:table-cell>
          <table:table-cell table:style-name="ce3" office:value-type="string" calcext:value-type="string">
            <text:p>https://www.ti.com/lit/ds/symlink/lm2904ba.pdf?ts=1704458867193&amp;ref_url=https%253A%252F%252Fwww.mouser.com.tr%252F</text:p>
          </table:table-cell>
        </table:table-row>
        <table:table-row table:style-name="ro1">
          <table:table-cell table:style-name="ce3" office:value-type="string" calcext:value-type="string">
            <text:p>DA3</text:p>
          </table:table-cell>
          <table:table-cell table:style-name="ce3"/>
          <table:table-cell table:style-name="ce3" office:value-type="string" calcext:value-type="string">
            <text:p>AD8601WDRTZ-REEL</text:p>
          </table:table-cell>
          <table:table-cell table:style-name="ce3" office:value-type="string" calcext:value-type="string">
            <text:p>Precision Amplifiers Single, Lw Cst, 8MHz, RRIO, 5V OpAmp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Analog-Devices/AD8601WDRTZ-REEL?qs=%2FtpEQrCGXCxTn38zRtQA5Q%3D%3D</text:p>
          </table:table-cell>
          <table:table-cell table:style-name="ce3" office:value-type="string" calcext:value-type="string">
            <text:p>https://eu.mouser.com/datasheet/2/609/ad8601_8602_8604-3119459.pdf</text:p>
          </table:table-cell>
        </table:table-row>
        <table:table-row table:style-name="ro1">
          <table:table-cell table:style-name="ce2" office:value-type="string" calcext:value-type="string">
            <text:p>DA9</text:p>
          </table:table-cell>
          <table:table-cell table:style-name="ce2"/>
          <table:table-cell table:style-name="ce2" office:value-type="string" calcext:value-type="string">
            <text:p>PXO7812-500-S</text:p>
          </table:table-cell>
          <table:table-cell table:style-name="ce2" office:value-type="string" calcext:value-type="string">
            <text:p>Non-Isolated DC/DC Converters dc-dc non-isolated, 0.5 A, 15-36 Vdc input, 12 Vdc output, SIP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CUI-Inc/PXO7812-500-S?qs=Y0Uzf4wQF3kdbacxg4U5TQ%3D%3D</text:p>
          </table:table-cell>
          <table:table-cell table:style-name="ce2" office:value-type="string" calcext:value-type="string">
            <text:p>https://eu.mouser.com/datasheet/2/670/pxo78_500_s-3313217.pdf</text:p>
          </table:table-cell>
        </table:table-row>
        <table:table-row table:style-name="ro1">
          <table:table-cell table:style-name="ce2" office:value-type="string" calcext:value-type="string">
            <text:p>DA10</text:p>
          </table:table-cell>
          <table:table-cell table:style-name="ce2"/>
          <table:table-cell table:style-name="ce2" office:value-type="string" calcext:value-type="string">
            <text:p>UA78M33CKVURG3</text:p>
          </table:table-cell>
          <table:table-cell table:style-name="ce2" office:value-type="string" calcext:value-type="string">
            <text:p>Linear Voltage Regulators 3.3 V 500mA Fix Pos Voltage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exas-Instruments/UA78M33CKVURG3?qs=0O%2FZFlpUpJXrDg4gfD1Q2g%3D%3D</text:p>
          </table:table-cell>
          <table:table-cell table:style-name="ce2" office:value-type="string" calcext:value-type="string">
            <text:p>https://www.ti.com/lit/ds/symlink/ua78m.pdf?ts=1704830544530&amp;ref_url=https%253A%252F%252Fwww.mouser.ch%252F</text:p>
          </table:table-cell>
        </table:table-row>
        <table:table-row table:style-name="ro1">
          <table:table-cell table:style-name="ce2" office:value-type="string" calcext:value-type="string">
            <text:p>DA11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string" calcext:value-type="string">
            <text:p>ASV-8.000MHZ-EJ-T</text:p>
          </table:table-cell>
          <table:table-cell table:style-name="ce2" office:value-type="string" calcext:value-type="string">
            <text:p>Standard Clock Oscillators XTAL OSC XO 8.0000MHZ HCMOS SM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ABRACON/ASV-8.000MHZ-EJ-T?qs=2xLVn2jvFusvDzqul0mkiw%3D%3D</text:p>
          </table:table-cell>
          <table:table-cell table:style-name="ce2" office:value-type="string" calcext:value-type="string">
            <text:p>https://eu.mouser.com/datasheet/2/3/ASV-3106233.pdf</text:p>
          </table:table-cell>
        </table:table-row>
        <table:table-row table:style-name="ro1">
          <table:table-cell table:style-name="ce2" office:value-type="string" calcext:value-type="string">
            <text:p>DA12</text:p>
          </table:table-cell>
          <table:table-cell table:style-name="ce2"/>
          <table:table-cell table:style-name="ce2" office:value-type="string" calcext:value-type="string">
            <text:p>CT426-HSN820DR</text:p>
          </table:table-cell>
          <table:table-cell table:style-name="ce2" office:value-type="string" calcext:value-type="string">
            <text:p>Board Mount Current Sensors XtremeSense TMR Ultra-Low Noise, 8-lead SOIC (20 ADC; VDD = 3.3 V; Up to +125C)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Crocus/CT426-HSN820DR?qs=7D1LtPJG0i3u5AJ0mZ7fbw%3D%3D</text:p>
          </table:table-cell>
          <table:table-cell table:style-name="ce2" office:value-type="string" calcext:value-type="string">
            <text:p>https://eu.mouser.com/datasheet/2/779/CT426_Data_Sheet_Rev0_7-2934570.pdf</text:p>
          </table:table-cell>
        </table:table-row>
        <table:table-row table:style-name="ro1">
          <table:table-cell table:style-name="ce3" office:value-type="string" calcext:value-type="string">
            <text:p>DA13</text:p>
          </table:table-cell>
          <table:table-cell table:style-name="ce3"/>
          <table:table-cell table:style-name="ce3" office:value-type="string" calcext:value-type="string">
            <text:p>IRS44273LTRPBF</text:p>
          </table:table-cell>
          <table:table-cell table:style-name="ce3" office:value-type="string" calcext:value-type="string">
            <text:p>Gate Drivers 25V 1-CH low-side 1.5A,Single input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Infineon-Technologies/IRS44273LTRPBF?qs=mm%2F7efQvNxqxS8rwPY9f8Q%3D%3D</text:p>
          </table:table-cell>
          <table:table-cell table:style-name="ce3" office:value-type="string" calcext:value-type="string">
            <text:p>https://eu.mouser.com/datasheet/2/196/Infineon_IRS44273L_DS_v01_00_EN-3363539.pdf</text:p>
          </table:table-cell>
        </table:table-row>
        <table:table-row table:style-name="ro1">
          <table:table-cell table:style-name="ce2" office:value-type="string" calcext:value-type="string">
            <text:p>DA14, DA15</text:p>
          </table:table-cell>
          <table:table-cell table:style-name="ce2"/>
          <table:table-cell table:style-name="ce2" office:value-type="string" calcext:value-type="string">
            <text:p>G3VM-61GR2</text:p>
          </table:table-cell>
          <table:table-cell table:style-name="ce2" office:value-type="string" calcext:value-type="string">
            <text:p>Solid State Relays - PCB Mount 60V,1.7A, 80mOhm ONr 1 Form A, SOP4/SMT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Omron-Electronics/G3VM-61GR2?qs=ycOx5YLpuFVseArz%252BUpyOA%3D%3D</text:p>
          </table:table-cell>
          <table:table-cell table:style-name="ce2" office:value-type="string" calcext:value-type="string">
            <text:p>https://eu.mouser.com/datasheet/2/307/en-g3vm_61gr2-780127.pdf</text:p>
          </table:table-cell>
        </table:table-row>
        <table:table-row table:style-name="ro1">
          <table:table-cell table:style-name="ce2" office:value-type="string" calcext:value-type="string">
            <text:p>DA16</text:p>
          </table:table-cell>
          <table:table-cell table:style-name="ce2"/>
          <table:table-cell table:style-name="ce2" office:value-type="string" calcext:value-type="string">
            <text:p>INA250A1PWR</text:p>
          </table:table-cell>
          <table:table-cell table:style-name="ce2" office:value-type="string" calcext:value-type="string">
            <text:p>Current &amp; Power Monitors &amp; Regulators 36V, bi-directional, precision current sense amplifier w/int. shunt resistor 16-TSSOP -40 to 12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exas-Instruments/INA250A1PWR?qs=dHDuPHwQO790CDZpmrjjbA%3D%3D</text:p>
          </table:table-cell>
          <table:table-cell table:style-name="ce2" office:value-type="string" calcext:value-type="string">
            <text:p>https://www.ti.com/lit/ds/symlink/ina250.pdf?ts=1706467287893&amp;ref_url=https%253A%252F%252Feu.mouser.com%252F</text:p>
          </table:table-cell>
        </table:table-row>
        <table:table-row table:style-name="ro1">
          <table:table-cell table:style-name="ce3" office:value-type="string" calcext:value-type="string">
            <text:p>DA17</text:p>
          </table:table-cell>
          <table:table-cell table:style-name="ce3"/>
          <table:table-cell table:style-name="ce3" office:value-type="string" calcext:value-type="string">
            <text:p>TLV1701AIDCKR</text:p>
          </table:table-cell>
          <table:table-cell table:style-name="ce3" office:value-type="string" calcext:value-type="string">
            <text:p>Analog Comparators 2.2-V to 36-V, micro Power Compara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TLV1701AIDCKR?qs=n7vHx8wJlDHoumX0KH24OA%3D%3D</text:p>
          </table:table-cell>
          <table:table-cell table:style-name="ce3" office:value-type="string" calcext:value-type="string">
            <text:p>https://www.ti.com/lit/ds/symlink/tlv1702.pdf?ts=1706525533181&amp;ref_url=https%253A%252F%252Feu.mouser.com%252F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2"/>
          <table:table-cell table:style-name="ce2" office:value-type="string" calcext:value-type="string">
            <text:p>MCP45HV51-502E/ST</text:p>
          </table:table-cell>
          <table:table-cell table:style-name="ce2" office:value-type="string" calcext:value-type="string">
            <text:p>Digital Potentiometer ICs 8-bit, vol Digi Pot 5K ohm, 14ld TSSOP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Microchip-Technology/MCP45HV51-502E-ST?qs=wzzOUr4NhYo51RHFtIUWQw%3D%3D</text:p>
          </table:table-cell>
          <table:table-cell table:style-name="ce2" office:value-type="string" calcext:value-type="string">
            <text:p>https://eu.mouser.com/datasheet/2/268/MCP45HVX1_Data_Sheet_DS20005304-3224813.pdf</text:p>
          </table:table-cell>
        </table:table-row>
        <table:table-row table:style-name="ro1">
          <table:table-cell table:style-name="ce3" office:value-type="string" calcext:value-type="string">
            <text:p>DD3</text:p>
          </table:table-cell>
          <table:table-cell table:style-name="ce3"/>
          <table:table-cell table:style-name="ce3" office:value-type="string" calcext:value-type="string">
            <text:p>STM32L432KCU6</text:p>
          </table:table-cell>
          <table:table-cell table:style-name="ce3" office:value-type="string" calcext:value-type="string">
            <text:p>ARM Microcontrollers - MCU Ultra-low-power FPU Arm Cortex-M4 MCU 80 MHz 256 Kbytes of Flash , USB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STMicroelectronics/STM32L432KCU6?qs=dTJS0cRn7oiybcTRwI97Tw%3D%3D</text:p>
          </table:table-cell>
          <table:table-cell table:style-name="ce3" office:value-type="string" calcext:value-type="string">
            <text:p>https://eu.mouser.com/datasheet/2/389/stm32l432kb-1851151.pdf</text:p>
          </table:table-cell>
        </table:table-row>
        <table:table-row table:style-name="ro1">
          <table:table-cell table:style-name="ce3" office:value-type="string" calcext:value-type="string">
            <text:p>FB1</text:p>
          </table:table-cell>
          <table:table-cell table:style-name="ce3" office:value-type="string" calcext:value-type="string">
            <text:p>1000Ohm</text:p>
          </table:table-cell>
          <table:table-cell table:style-name="ce3" office:value-type="string" calcext:value-type="string">
            <text:p>742792664</text:p>
          </table:table-cell>
          <table:table-cell table:style-name="ce3" office:value-type="string" calcext:value-type="string">
            <text:p>Ferrite Beads WE-CBF 0603 100MHz 1000Ohm 300mA AEC-Q20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Wurth-Elektronik/742792664?qs=5twSNpOB8ICHwt6lnbKGWQ%3D%3D</text:p>
          </table:table-cell>
          <table:table-cell table:style-name="ce3" office:value-type="string" calcext:value-type="string">
            <text:p>https://www.we-online.com/components/products/datasheet/742792664.pdf</text:p>
          </table:table-cell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47 uH</text:p>
          </table:table-cell>
          <table:table-cell table:style-name="ce2" office:value-type="string" calcext:value-type="string">
            <text:p>SRN6045HA-470M</text:p>
          </table:table-cell>
          <table:table-cell table:style-name="ce2" office:value-type="string" calcext:value-type="string">
            <text:p>Power Inductors - SMD Ind,6x6x4.7mm,47uH+/-20%,1A,semi-sh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SRN6045HA-470M?qs=e8oIoAS2J1TQqJ%2FyaON1CQ%3D%3D</text:p>
          </table:table-cell>
          <table:table-cell table:style-name="ce2" office:value-type="string" calcext:value-type="string">
            <text:p>https://eu.mouser.com/datasheet/2/54/SRN6045HA_datasheet-2498144.pdf</text:p>
          </table:table-cell>
        </table:table-row>
        <table:table-row table:style-name="ro1"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22 uH</text:p>
          </table:table-cell>
          <table:table-cell table:style-name="ce2" office:value-type="string" calcext:value-type="string">
            <text:p>PA4343.223ANLT</text:p>
          </table:table-cell>
          <table:table-cell table:style-name="ce2" office:value-type="string" calcext:value-type="string">
            <text:p>Power Inductors - SMD 22uH 8A 6.5mm 20% SMT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Pulse-Electronics/PA4343.223ANLT?qs=chTDxNqvsynRNYLFa1aovw%3D%3D</text:p>
          </table:table-cell>
          <table:table-cell table:style-name="ce2" office:value-type="string" calcext:value-type="string">
            <text:p>https://eu.mouser.com/datasheet/2/447/pulse_plei_s_a0011300682_1-2904644.pdf</text:p>
          </table:table-cell>
        </table:table-row>
        <table:table-row table:style-name="ro1">
          <table:table-cell table:style-name="ce3" office:value-type="string" calcext:value-type="string">
            <text:p>R1, R4, R29</text:p>
          </table:table-cell>
          <table:table-cell table:style-name="ce3" office:value-type="string" calcext:value-type="string">
            <text:p>9.1 kOhms</text:p>
          </table:table-cell>
          <table:table-cell table:style-name="ce3" office:value-type="string" calcext:value-type="string">
            <text:p>RC0805FR-079K1L</text:p>
          </table:table-cell>
          <table:table-cell table:style-name="ce3" office:value-type="string" calcext:value-type="string">
            <text:p>Thick Film Resistors 9.1 kOhms 125 mW 0805 1%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YAGEO/RC0805FR-079K1L?qs=sGAEpiMZZMvdGkrng054t8AJgcdMkx7xQsgCDGWWsX0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2, R5, R30</text:p>
          </table:table-cell>
          <table:table-cell table:style-name="ce3" office:value-type="string" calcext:value-type="string">
            <text:p>1.3 kOhms</text:p>
          </table:table-cell>
          <table:table-cell table:style-name="ce3" office:value-type="string" calcext:value-type="string">
            <text:p>RC0805FR-101K3L</text:p>
          </table:table-cell>
          <table:table-cell table:style-name="ce3" office:value-type="string" calcext:value-type="string">
            <text:p>Thick Film Resistors 1.3 kOhms 250 mW 0805 1%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YAGEO/RC0805FR-101K3L?qs=sGAEpiMZZMvdGkrng054tyq4809kW%252ByTH4crGNSozBI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3, R9, R13, R28</text:p>
          </table:table-cell>
          <table:table-cell table:style-name="ce3" office:value-type="string" calcext:value-type="string">
            <text:p>120 Ohms</text:p>
          </table:table-cell>
          <table:table-cell table:style-name="ce3" office:value-type="string" calcext:value-type="string">
            <text:p>RC0805FR-07120RL</text:p>
          </table:table-cell>
          <table:table-cell table:style-name="ce3" office:value-type="string" calcext:value-type="string">
            <text:p>Thick Film Resistors 120 Ohms 125 mW 0805 1%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https://eu.mouser.com/ProductDetail/YAGEO/RC0805FR-07120RL?qs=sGAEpiMZZMvdGkrng054t8Tx25L%252BvTaRzcdZIgz1A9Y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3.9kOhms</text:p>
          </table:table-cell>
          <table:table-cell table:style-name="ce3" office:value-type="string" calcext:value-type="string">
            <text:p>RC0805FR-103K9L</text:p>
          </table:table-cell>
          <table:table-cell table:style-name="ce3" office:value-type="string" calcext:value-type="string">
            <text:p>Thick Film Resistors 3.9k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3K9L?qs=sGAEpiMZZMvdGkrng054t8AJgcdMkx7xNu5h6kkjzWs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 kOhms</text:p>
          </table:table-cell>
          <table:table-cell table:style-name="ce3" office:value-type="string" calcext:value-type="string">
            <text:p>RC0805FR-1020KL</text:p>
          </table:table-cell>
          <table:table-cell table:style-name="ce3" office:value-type="string" calcext:value-type="string">
            <text:p>Thick Film Resistors 20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20KL?qs=sGAEpiMZZMvdGkrng054t7z4BkURc4LzyQBLWrMO%252BznK%2FJbWTd%2FqOQ%3D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8, R11</text:p>
          </table:table-cell>
          <table:table-cell table:style-name="ce3" office:value-type="string" calcext:value-type="string">
            <text:p>2 kOhms</text:p>
          </table:table-cell>
          <table:table-cell table:style-name="ce3" office:value-type="string" calcext:value-type="string">
            <text:p>RC0805FR-072KL</text:p>
          </table:table-cell>
          <table:table-cell table:style-name="ce3" office:value-type="string" calcext:value-type="string">
            <text:p>Thick Film Resistors 2 kOhms 125 mW 0805 1%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YAGEO/RC0805FR-072KL?qs=sGAEpiMZZMvdGkrng054t8Tx25L%252BvTaRvd4yrUANrI8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00 mOhms</text:p>
          </table:table-cell>
          <table:table-cell table:style-name="ce2" office:value-type="string" calcext:value-type="string">
            <text:p>CRA2512-FZ-R100ELF</text:p>
          </table:table-cell>
          <table:table-cell table:style-name="ce2" office:value-type="string" calcext:value-type="string">
            <text:p>Current Sense Resistors 0.100ohms 1% +/- 50PPM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CRA2512-FZ-R100ELF?qs=sGAEpiMZZMvdGkrng054t219Tlw6YGVDJEjBibzyJuk%3D</text:p>
          </table:table-cell>
          <table:table-cell table:style-name="ce2" office:value-type="string" calcext:value-type="string">
            <text:p>https://eu.mouser.com/datasheet/2/54/cra-1862173.pdf</text:p>
          </table:table-cell>
        </table:table-row>
        <table:table-row table:style-name="ro1">
          <table:table-cell table:style-name="ce3" office:value-type="string" calcext:value-type="string">
            <text:p>R12, R20, R21, R22, R23, R24, R25, R36, R39, R45</text:p>
          </table:table-cell>
          <table:table-cell table:style-name="ce3" office:value-type="string" calcext:value-type="string">
            <text:p>10 kOhms</text:p>
          </table:table-cell>
          <table:table-cell table:style-name="ce3" office:value-type="string" calcext:value-type="string">
            <text:p>RC0805FR-0710KL</text:p>
          </table:table-cell>
          <table:table-cell table:style-name="ce3" office:value-type="string" calcext:value-type="string">
            <text:p>Thick Film Resistors 10 kOhms 125 mW 0805 1%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https://eu.mouser.com/ProductDetail/YAGEO/RC0805FR-0710KL?qs=sGAEpiMZZMvdGkrng054txdMlaQGj9fi4uZGpN02qIo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200 Ohms</text:p>
          </table:table-cell>
          <table:table-cell table:style-name="ce3" office:value-type="string" calcext:value-type="string">
            <text:p>RC0805FR-10200RL</text:p>
          </table:table-cell>
          <table:table-cell table:style-name="ce3" office:value-type="string" calcext:value-type="string">
            <text:p>Thick Film Resistors 200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200RL?qs=sGAEpiMZZMvdGkrng054t7z4BkURc4LzuHPKHxVOSmZu%252BG%252BXJlK7UA%3D%3D</text:p>
          </table:table-cell>
          <table:table-cell table:style-name="ce3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10 Ohms</text:p>
          </table:table-cell>
          <table:table-cell table:style-name="ce3" office:value-type="string" calcext:value-type="string">
            <text:p>RE0805FRE0710RL</text:p>
          </table:table-cell>
          <table:table-cell table:style-name="ce3" office:value-type="string" calcext:value-type="string">
            <text:p>Thick Film Resistors 10 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E0805FRE0710RL?qs=sGAEpiMZZMvdGkrng054txKsa61JPVaKU6lpEP28x7tdTAAdaUzZLA%3D%3D</text:p>
          </table:table-cell>
          <table:table-cell table:style-name="ce3" office:value-type="string" calcext:value-type="string">
            <text:p>https://eu.mouser.com/datasheet/2/447/PYu_RE_105_RoHS_L_6-3003059.pdf</text:p>
          </table:table-cell>
        </table:table-row>
        <table:table-row table:style-name="ro1">
          <table:table-cell table:style-name="ce3" office:value-type="string" calcext:value-type="string">
            <text:p>R31, R32</text:p>
          </table:table-cell>
          <table:table-cell table:style-name="ce3" office:value-type="string" calcext:value-type="string">
            <text:p>390 Ohms</text:p>
          </table:table-cell>
          <table:table-cell table:style-name="ce3" office:value-type="string" calcext:value-type="string">
            <text:p>RC0805FR-07390RL</text:p>
          </table:table-cell>
          <table:table-cell table:style-name="ce3" office:value-type="string" calcext:value-type="string">
            <text:p>Thick Film Resistors 390 Ohms 125 mW 0805 1%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YAGEO/RC0805FR-07390RL?qs=sGAEpiMZZMvdGkrng054txsj74Bdh5mga79f2h4RYlI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0 Ohms</text:p>
          </table:table-cell>
          <table:table-cell table:style-name="ce3" office:value-type="string" calcext:value-type="string">
            <text:p>RC1206FR-070RL</text:p>
          </table:table-cell>
          <table:table-cell table:style-name="ce3" office:value-type="string" calcext:value-type="string">
            <text:p>Thick Film Resistors 0 Ohms 250 mW 1206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1206FR-070RL?qs=sGAEpiMZZMvdGkrng054t3pr%252BPE%2FADjs%252BFqZDLJFx1g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39 kOhms</text:p>
          </table:table-cell>
          <table:table-cell table:style-name="ce3" office:value-type="string" calcext:value-type="string">
            <text:p>RE0805FRE0739KL</text:p>
          </table:table-cell>
          <table:table-cell table:style-name="ce3" office:value-type="string" calcext:value-type="string">
            <text:p>Thick Film Resistors 39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E0805FRE0739KL?qs=sGAEpiMZZMvdGkrng054t8Pyfa06IR6dA9gJB6K12e1zjPrdMTPWEg%3D%3D</text:p>
          </table:table-cell>
          <table:table-cell table:style-name="ce3" office:value-type="string" calcext:value-type="string">
            <text:p>https://eu.mouser.com/datasheet/2/447/PYu_RE_105_RoHS_L_6-3003059.pdf</text:p>
          </table:table-cell>
        </table:table-row>
        <table:table-row table:style-name="ro1">
          <table:table-cell table:style-name="ce2" office:value-type="string" calcext:value-type="string">
            <text:p>R35, R44</text:p>
          </table:table-cell>
          <table:table-cell table:style-name="ce2" office:value-type="string" calcext:value-type="string">
            <text:p>2.2 kOhms</text:p>
          </table:table-cell>
          <table:table-cell table:style-name="ce2" office:value-type="string" calcext:value-type="string">
            <text:p>RC0805FR-132K2L</text:p>
          </table:table-cell>
          <table:table-cell table:style-name="ce2" office:value-type="string" calcext:value-type="string">
            <text:p>Thick Film Resistors 2.2 kOhms 250 mW 0805 1%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YAGEO/RC0805FR-132K2L?qs=sGAEpiMZZMvdGkrng054t8AJgcdMkx7x7aXSywnMiOE%3D</text:p>
          </table:table-cell>
          <table:table-cell table:style-name="ce2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20Kohms</text:p>
          </table:table-cell>
          <table:table-cell table:style-name="ce2" office:value-type="string" calcext:value-type="string">
            <text:p>PVG5A203C03R00</text:p>
          </table:table-cell>
          <table:table-cell table:style-name="ce2" office:value-type="string" calcext:value-type="string">
            <text:p>Trimmer Resistors - SMD 20Kohms 5mm 11turn Top Adjust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PVG5A203C03R00?qs=K6aI6PsrKE0LOWormtvBdw%3D%3D</text:p>
          </table:table-cell>
          <table:table-cell table:style-name="ce2" office:value-type="string" calcext:value-type="string">
            <text:p>https://eu.mouser.com/datasheet/2/54/pvg5-907351.pdf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51 kOhms</text:p>
          </table:table-cell>
          <table:table-cell table:style-name="ce3" office:value-type="string" calcext:value-type="string">
            <text:p>RC0805FR-0751KL</text:p>
          </table:table-cell>
          <table:table-cell table:style-name="ce3" office:value-type="string" calcext:value-type="string">
            <text:p>Thick Film Resistors 51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0751KL?qs=sGAEpiMZZMvdGkrng054t8AJgcdMkx7x7tQBjPKHhxY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40, R42</text:p>
          </table:table-cell>
          <table:table-cell table:style-name="ce2" office:value-type="string" calcext:value-type="string">
            <text:p>1.8Kohms</text:p>
          </table:table-cell>
          <table:table-cell table:style-name="ce2" office:value-type="string" calcext:value-type="string">
            <text:p>RCS08051K80FKEA</text:p>
          </table:table-cell>
          <table:table-cell table:style-name="ce2" office:value-type="string" calcext:value-type="string">
            <text:p>Thick Film Resistors 500mW 1.8Kohms 1% 100ppm AEC-Q20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Vishay-Dale/RCS08051K80FKEA?qs=sGAEpiMZZMvdGkrng054t556eu%2FvOimDPinpy0KfWNKlrcvC2gOqHQ%3D%3D</text:p>
          </table:table-cell>
          <table:table-cell table:style-name="ce2" office:value-type="string" calcext:value-type="string">
            <text:p>https://www.vishay.com/docs/20065/rcse3.pdf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470 Ohms</text:p>
          </table:table-cell>
          <table:table-cell table:style-name="ce3" office:value-type="string" calcext:value-type="string">
            <text:p>RC0805FR-13470RL</text:p>
          </table:table-cell>
          <table:table-cell table:style-name="ce3" office:value-type="string" calcext:value-type="string">
            <text:p>Thick Film Resistors 470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3470RL?qs=sGAEpiMZZMvdGkrng054t8AJgcdMkx7xT%252BvX9TIwRXU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820 Ohms</text:p>
          </table:table-cell>
          <table:table-cell table:style-name="ce3" office:value-type="string" calcext:value-type="string">
            <text:p>RC0805FR-07820RL</text:p>
          </table:table-cell>
          <table:table-cell table:style-name="ce3" office:value-type="string" calcext:value-type="string">
            <text:p>Thick Film Resistors 820 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07820RL?qs=sGAEpiMZZMvdGkrng054t8Tx25L%252BvTaRw7u%2FIxz%252Bh2w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46, R47, R48, R49</text:p>
          </table:table-cell>
          <table:table-cell table:style-name="ce3" office:value-type="string" calcext:value-type="string">
            <text:p>0 Ohms</text:p>
          </table:table-cell>
          <table:table-cell table:style-name="ce3" office:value-type="string" calcext:value-type="string">
            <text:p>RC0805FR-070RL</text:p>
          </table:table-cell>
          <table:table-cell table:style-name="ce3" office:value-type="string" calcext:value-type="string">
            <text:p>Thick Film Resistors 0 Ohms 125 mW 0805 1%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https://eu.mouser.com/ProductDetail/YAGEO/RC0805FR-070RL?qs=sGAEpiMZZMvdGkrng054tx7%2F6%252BNA3LAJ3XU3yVJUh88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SB1</text:p>
          </table:table-cell>
          <table:table-cell table:style-name="ce2"/>
          <table:table-cell table:style-name="ce2" office:value-type="string" calcext:value-type="string">
            <text:p>B3FS-1012P</text:p>
          </table:table-cell>
          <table:table-cell table:style-name="ce2" office:value-type="string" calcext:value-type="string">
            <text:p>Tactile Switches Tactile Switch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Omron-Electronics/B3FS-1012P?qs=1tDaWCEHQQ7mwfTJVAKWQA%3D%3D</text:p>
          </table:table-cell>
          <table:table-cell table:style-name="ce2" office:value-type="string" calcext:value-type="string">
            <text:p>https://eu.mouser.com/datasheet/2/307/omron_B3FS-1189765.pdf</text:p>
          </table:table-cell>
        </table:table-row>
        <table:table-row table:style-name="ro1">
          <table:table-cell table:style-name="ce4" office:value-type="string" calcext:value-type="string">
            <text:p>TP1, TP2, TP3, TP4, TP5, TP6, TP7, TP8, TP9, TP10, TP11, TP12, TP13, TP14, TP15, TP16, TP17, TP18, TP19, TP20, TP21, TP22, TP23, TP24, TP25, TP26</text:p>
          </table:table-cell>
          <table:table-cell table:style-name="ce4"/>
          <table:table-cell table:number-columns-repeated="2" table:style-name="ce4" office:value-type="string" calcext:value-type="string">
            <text:p>test point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VD1, VD2</text:p>
          </table:table-cell>
          <table:table-cell table:style-name="ce3"/>
          <table:table-cell table:style-name="ce3" office:value-type="string" calcext:value-type="string">
            <text:p>RS1A</text:p>
          </table:table-cell>
          <table:table-cell table:style-name="ce3" office:value-type="string" calcext:value-type="string">
            <text:p>Rectifiers 50V 1a Fast Rect SMa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onsemi-Fairchild/RS1A?qs=sGAEpiMZZMutXGli8Ay4kAXd892%252BOdvfjQsX8ptTDkM%3D</text:p>
          </table:table-cell>
          <table:table-cell table:style-name="ce3" office:value-type="string" calcext:value-type="string">
            <text:p>https://eu.mouser.com/datasheet/2/308/1/RS1M_D-2320127.pdf</text:p>
          </table:table-cell>
        </table:table-row>
        <table:table-row table:style-name="ro1">
          <table:table-cell table:style-name="ce3" office:value-type="string" calcext:value-type="string">
            <text:p>VD3</text:p>
          </table:table-cell>
          <table:table-cell table:style-name="ce3"/>
          <table:table-cell table:style-name="ce3" office:value-type="string" calcext:value-type="string">
            <text:p>LM4040DYM3-2.5-TR</text:p>
          </table:table-cell>
          <table:table-cell table:style-name="ce3" office:value-type="string" calcext:value-type="string">
            <text:p>Voltage References Shunt Voltage Reference, 2.5V, 1.0% Accuracy, 150ppm/deg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Microchip-Technology/LM4040DYM3-2.5-TR?qs=Y3Q3JoKAO1S64N4CecjyLw%3D%3D</text:p>
          </table:table-cell>
          <table:table-cell table:style-name="ce3" office:value-type="string" calcext:value-type="string">
            <text:p>https://eu.mouser.com/datasheet/2/268/LM4040_41_Precision_Micropower_Shunt_Voltage_Refer-1890894.pdf</text:p>
          </table:table-cell>
        </table:table-row>
        <table:table-row table:style-name="ro1">
          <table:table-cell table:style-name="ce2" office:value-type="string" calcext:value-type="string">
            <text:p>VD6</text:p>
          </table:table-cell>
          <table:table-cell table:style-name="ce2"/>
          <table:table-cell table:style-name="ce2" office:value-type="string" calcext:value-type="string">
            <text:p>SBRT20U60SP5-7</text:p>
          </table:table-cell>
          <table:table-cell table:style-name="ce2" office:value-type="string" calcext:value-type="string">
            <text:p>Schottky Diodes &amp; Rectifiers 20A Trench SBR 100V 20A 0.70Vf 0.3mA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Diodes-Incorporated/SBRT20U60SP5-7?qs=JtunSoW0QGHhdN393pOqEQ%3D%3D</text:p>
          </table:table-cell>
          <table:table-cell table:style-name="ce2" office:value-type="string" calcext:value-type="string">
            <text:p>https://eu.mouser.com/datasheet/2/115/DIOD_S_A0001069160_1-2541914.pdf</text:p>
          </table:table-cell>
        </table:table-row>
        <table:table-row table:style-name="ro1">
          <table:table-cell table:style-name="ce2" office:value-type="string" calcext:value-type="string">
            <text:p>VD7, VD9, VD11</text:p>
          </table:table-cell>
          <table:table-cell table:style-name="ce2"/>
          <table:table-cell table:style-name="ce2" office:value-type="string" calcext:value-type="string">
            <text:p>APT2012LZGCK</text:p>
          </table:table-cell>
          <table:table-cell table:style-name="ce2" office:value-type="string" calcext:value-type="string">
            <text:p>Standard LEDs - SMD 2.0X1.2MM LOW CRNT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https://eu.mouser.com/ProductDetail/Kingbright/APT2012LZGCK?qs=6oMev5NRZMHOosFiXb%2F3qw%3D%3D</text:p>
          </table:table-cell>
          <table:table-cell table:style-name="ce2" office:value-type="string" calcext:value-type="string">
            <text:p>https://eu.mouser.com/datasheet/2/216/APT2012LZGCK-535687.pdf</text:p>
          </table:table-cell>
        </table:table-row>
        <table:table-row table:style-name="ro1">
          <table:table-cell table:style-name="ce2" office:value-type="string" calcext:value-type="string">
            <text:p>VD8</text:p>
          </table:table-cell>
          <table:table-cell table:style-name="ce2"/>
          <table:table-cell table:style-name="ce2" office:value-type="string" calcext:value-type="string">
            <text:p>MMSZ4697T1G</text:p>
          </table:table-cell>
          <table:table-cell table:style-name="ce2" office:value-type="string" calcext:value-type="string">
            <text:p>Zener Diodes 10V 500mW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onsemi/MMSZ4697T1G?qs=P4IOph%252Bbot8MYBlZDJ3TeA%3D%3D</text:p>
          </table:table-cell>
          <table:table-cell table:style-name="ce2" office:value-type="string" calcext:value-type="string">
            <text:p>https://eu.mouser.com/datasheet/2/308/1/MMSZ4678T1_D-2316153.pdf</text:p>
          </table:table-cell>
        </table:table-row>
        <table:table-row table:style-name="ro1">
          <table:table-cell table:style-name="ce2" office:value-type="string" calcext:value-type="string">
            <text:p>VD10</text:p>
          </table:table-cell>
          <table:table-cell table:style-name="ce2"/>
          <table:table-cell table:style-name="ce2" office:value-type="string" calcext:value-type="string">
            <text:p>APT2012EC</text:p>
          </table:table-cell>
          <table:table-cell table:style-name="ce2" office:value-type="string" calcext:value-type="string">
            <text:p>Standard LEDs - SMD HI EFF RED WTR CL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Kingbright/APT2012EC?qs=sGAEpiMZZMvyj6n1w4pZD5QO%2FJ%252BHmnjZ4Dr1%252BP7JiL4%3D</text:p>
          </table:table-cell>
          <table:table-cell table:style-name="ce2" office:value-type="string" calcext:value-type="string">
            <text:p>https://eu.mouser.com/datasheet/2/216/APT2012EC-35230.pdf</text:p>
          </table:table-cell>
        </table:table-row>
        <table:table-row table:style-name="ro1">
          <table:table-cell table:style-name="ce3" office:value-type="string" calcext:value-type="string">
            <text:p>VT1, VT3</text:p>
          </table:table-cell>
          <table:table-cell table:style-name="ce3"/>
          <table:table-cell table:style-name="ce3" office:value-type="string" calcext:value-type="string">
            <text:p>IRFZ24NPBF</text:p>
          </table:table-cell>
          <table:table-cell table:style-name="ce3" office:value-type="string" calcext:value-type="string">
            <text:p>MOSFT 55V 17A 70mOhm 13.3nC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Infineon-Technologies/IRFZ24NPBF?qs=9%252BKlkBgLFf0TQgSTtY4J0g%3D%3D</text:p>
          </table:table-cell>
          <table:table-cell table:style-name="ce3" office:value-type="string" calcext:value-type="string">
            <text:p>https://eu.mouser.com/datasheet/2/196/Infineon_IRFZ24N_DataSheet_v01_01_EN-3363353.pdf</text:p>
          </table:table-cell>
        </table:table-row>
        <table:table-row table:style-name="ro1">
          <table:table-cell table:style-name="ce2" office:value-type="string" calcext:value-type="string">
            <text:p>VT4, VT8</text:p>
          </table:table-cell>
          <table:table-cell table:style-name="ce2"/>
          <table:table-cell table:style-name="ce2" office:value-type="string" calcext:value-type="string">
            <text:p>IPD70P04P409ATMA2</text:p>
          </table:table-cell>
          <table:table-cell table:style-name="ce2" office:value-type="string" calcext:value-type="string">
            <text:p>MOSFET (20V 40V)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Infineon-Technologies/IPD70P04P409ATMA2?qs=GBLSl2Akiru5vq%252BvDEUdzg%3D%3D</text:p>
          </table:table-cell>
          <table:table-cell table:style-name="ce2" office:value-type="string" calcext:value-type="string">
            <text:p>https://eu.mouser.com/datasheet/2/196/Infineon_IPD70P04P4_09_DS_v01_00_en-1730695.pdf</text:p>
          </table:table-cell>
        </table:table-row>
        <table:table-row table:style-name="ro1">
          <table:table-cell table:style-name="ce3" office:value-type="string" calcext:value-type="string">
            <text:p>VT5, VT6, VT7</text:p>
          </table:table-cell>
          <table:table-cell table:style-name="ce3"/>
          <table:table-cell table:style-name="ce3" office:value-type="string" calcext:value-type="string">
            <text:p>2N7002NXAKR</text:p>
          </table:table-cell>
          <table:table-cell table:style-name="ce3" office:value-type="string" calcext:value-type="string">
            <text:p>MOSFET 2N7002NXAK/SOT23/TO-236AB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Nexperia/2N7002NXAKR?qs=%252B6g0mu59x7JoAsZYPFXqhw%3D%3D</text:p>
          </table:table-cell>
          <table:table-cell table:style-name="ce3" office:value-type="string" calcext:value-type="string">
            <text:p>https://eu.mouser.com/datasheet/2/916/2N7002NXAK-1623722.pdf</text:p>
          </table:table-cell>
        </table:table-row>
        <table:table-row table:style-name="ro1">
          <table:table-cell table:style-name="ce3" office:value-type="string" calcext:value-type="string">
            <text:p>XP1</text:p>
          </table:table-cell>
          <table:table-cell table:style-name="ce3"/>
          <table:table-cell table:style-name="ce3" office:value-type="string" calcext:value-type="string">
            <text:p>M20-9770346</text:p>
          </table:table-cell>
          <table:table-cell table:style-name="ce3" office:value-type="string" calcext:value-type="string">
            <text:p>Headers &amp; Wire Housings 03 S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770346?qs=Jph8NoUxIfVn3Cgrvt8MYw%3D%3D</text:p>
          </table:table-cell>
          <table:table-cell table:style-name="ce3" office:value-type="string" calcext:value-type="string">
            <text:p>https://eu.mouser.com/datasheet/2/181/M20-977-1220590.pdf</text:p>
          </table:table-cell>
        </table:table-row>
        <table:table-row table:style-name="ro1">
          <table:table-cell table:style-name="ce3" office:value-type="string" calcext:value-type="string">
            <text:p>XP2</text:p>
          </table:table-cell>
          <table:table-cell table:style-name="ce3"/>
          <table:table-cell table:style-name="ce3" office:value-type="string" calcext:value-type="string">
            <text:p>M20-9990646</text:p>
          </table:table-cell>
          <table:table-cell table:style-name="ce3" office:value-type="string" calcext:value-type="string">
            <text:p>Headers &amp; Wire Housings 06 S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90646?qs=Jph8NoUxIfXDcWZbabSSiw%3D%3D</text:p>
          </table:table-cell>
          <table:table-cell table:style-name="ce3" office:value-type="string" calcext:value-type="string">
            <text:p>https://eu.mouser.com/datasheet/2/181/M20-999-1218971.pdf</text:p>
          </table:table-cell>
        </table:table-row>
        <table:table-row table:style-name="ro1">
          <table:table-cell table:style-name="ce2" office:value-type="string" calcext:value-type="string">
            <text:p>XP3</text:p>
          </table:table-cell>
          <table:table-cell table:style-name="ce2"/>
          <table:table-cell table:style-name="ce2" office:value-type="string" calcext:value-type="string">
            <text:p>691311500103</text:p>
          </table:table-cell>
          <table:table-cell table:style-name="ce2" office:value-type="string" calcext:value-type="string">
            <text:p>Pluggable Terminal Blocks WR-TBL 300VAC 20A 3P Vertical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Wurth-Elektronik/691311500103?qs=2kOmHSv6VfTr95JPv5RlIw%3D%3D</text:p>
          </table:table-cell>
          <table:table-cell table:style-name="ce2" office:value-type="string" calcext:value-type="string">
            <text:p>https://www.we-online.com/components/products/datasheet/691311500103.pdf</text:p>
          </table:table-cell>
        </table:table-row>
        <table:table-row table:style-name="ro1">
          <table:table-cell table:style-name="ce3" office:value-type="string" calcext:value-type="string">
            <text:p>XP4</text:p>
          </table:table-cell>
          <table:table-cell table:style-name="ce3"/>
          <table:table-cell table:style-name="ce3" office:value-type="string" calcext:value-type="string">
            <text:p>M20-9980346</text:p>
          </table:table-cell>
          <table:table-cell table:style-name="ce3" office:value-type="string" calcext:value-type="string">
            <text:p>Headers &amp; Wire Housings 03+03 D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80346?qs=%252Bk6%2F5FB6qrmHk2P20oz3FA%3D%3D</text:p>
          </table:table-cell>
          <table:table-cell table:style-name="ce3" office:value-type="string" calcext:value-type="string">
            <text:p>https://eu.mouser.com/datasheet/2/181/M20-998-1220570.pdf</text:p>
          </table:table-cell>
        </table:table-row>
        <table:table-row table:style-name="ro1">
          <table:table-cell table:style-name="ce3" office:value-type="string" calcext:value-type="string">
            <text:p>XP5</text:p>
          </table:table-cell>
          <table:table-cell table:style-name="ce3"/>
          <table:table-cell table:style-name="ce3" office:value-type="string" calcext:value-type="string">
            <text:p>M20-9980746</text:p>
          </table:table-cell>
          <table:table-cell table:style-name="ce3" office:value-type="string" calcext:value-type="string">
            <text:p>Headers &amp; Wire Housings 07+07 D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80746?qs=%252Bk6%2F5FB6qrksRad0BXV2Qw%3D%3D</text:p>
          </table:table-cell>
          <table:table-cell table:style-name="ce3" office:value-type="string" calcext:value-type="string">
            <text:p>https://eu.mouser.com/datasheet/2/181/M20-998-1220570.pdf</text:p>
          </table:table-cell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22:37:38.434000000</dc:date>
    <dc:creator>Максим Хоменко</dc:creator>
    <meta:editing-duration>PT6H28M42S</meta:editing-duration>
    <meta:editing-cycles>6</meta:editing-cycles>
    <meta:generator>LibreOffice/7.5.7.1$Windows_X86_64 LibreOffice_project/47eb0cf7efbacdee9b19ae25d6752381ede23126</meta:generator>
    <meta:document-statistic meta:table-count="1" meta:cell-count="446" meta:object-count="0"/>
  </office:meta>
</office:document-meta>
</file>